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E5100BD242A7782.png" manifest:media-type="image/png"/>
  <manifest:file-entry manifest:full-path="Pictures/10000000000000080000000820A1E16DA75ED138.png" manifest:media-type="image/png"/>
  <manifest:file-entry manifest:full-path="Pictures/100000000000000800000008D0854635727461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5cm" draw:marker-end-width="0.25cm" draw:fill="bitmap" draw:fill-hatch-solid="false" draw:fill-image-name="Bitmap_20_1" style:repeat="repeat" draw:textarea-horizontal-align="justify" draw:textarea-vertical-align="middle" draw:auto-grow-height="false" fo:min-height="3.22cm" fo:min-width="4.82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5cm" draw:marker-end-width="0.25cm" draw:fill="bitmap" draw:fill-hatch-solid="false" draw:fill-image-name="_31_0_20_Percent" style:repeat="repeat" draw:textarea-horizontal-align="justify" draw:textarea-vertical-align="middle" draw:auto-grow-height="false" fo:min-height="3.22cm" fo:min-width="0.72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5cm" draw:marker-end-width="0.25cm" draw:fill="bitmap" draw:fill-hatch-solid="false" draw:fill-image-name="_35__20_Percent" style:repeat="repeat" draw:textarea-horizontal-align="justify" draw:textarea-vertical-align="middle" draw:auto-grow-height="false" fo:min-height="3.22cm" fo:min-width="4.72cm" fo:padding-top="0.14cm" fo:padding-bottom="0.14cm" fo:padding-left="0.265cm" fo:padding-right="0.265cm"/>
    </style:style>
    <style:style style:name="gr7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Double_20_Dash" svg:stroke-width="0.05cm" svg:stroke-color="#000000" draw:marker-start-width="0.29cm" draw:marker-end="Linienspitzen_20_2" draw:marker-end-width="0.3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objectwithoutfill">
      <style:graphic-properties draw:stroke="solid" draw:stroke-dash="Double_20_Dash" svg:stroke-width="0.05cm" svg:stroke-color="#000000" draw:marker-start="Linienspitzen_20_3" draw:marker-start-width="0.3cm" draw:marker-end-width="0.29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Double_20_Dash" svg:stroke-width="0.05cm" svg:stroke-color="#000000" draw:marker-start-width="0.29cm" draw:marker-end="" draw:marker-end-width="0.3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bitmap" draw:fill-hatch-solid="false" draw:fill-image-name="Bitmap_20_1" style:repeat="repeat"/>
      <style:paragraph-properties fo:text-align="center"/>
    </style:style>
    <style:style style:name="P4" style:family="paragraph">
      <loext:graphic-properties draw:fill="bitmap" draw:fill-hatch-solid="false" draw:fill-image-name="_31_0_20_Percent" style:repeat="repeat"/>
      <style:paragraph-properties fo:text-align="center"/>
    </style:style>
    <style:style style:name="P5" style:family="paragraph">
      <loext:graphic-properties draw:fill="bitmap" draw:fill-hatch-solid="false" draw:fill-image-name="_35__20_Percent" style:repeat="repeat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5.15cm" svg:y1="6.9cm" svg:x2="15.15cm" svg:y2="3.3cm">
            <text:p/>
          </draw:line>
          <draw:line draw:style-name="gr2" draw:text-style-name="P1" draw:layer="layout" svg:x1="16.951cm" svg:y1="5.1cm" svg:x2="15.151cm" svg:y2="5.1cm">
            <text:p/>
          </draw:line>
          <draw:custom-shape draw:style-name="gr3" draw:text-style-name="P2" draw:layer="layout" svg:width="0.2cm" svg:height="0.2cm" svg:x="16.87cm" svg:y="5.0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3.279cm" svg:y1="6.9cm" svg:x2="3.279cm" svg:y2="3.3cm">
            <text:p/>
          </draw:line>
          <draw:line draw:style-name="gr2" draw:text-style-name="P1" draw:layer="layout" svg:x1="1.478cm" svg:y1="5.1cm" svg:x2="3.278cm" svg:y2="5.1cm">
            <text:p/>
          </draw:line>
          <draw:custom-shape draw:style-name="gr3" draw:text-style-name="P2" draw:layer="layout" svg:width="0.2cm" svg:height="0.2cm" svg:x="1.4cm" svg:y="5.0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3" draw:layer="layout" svg:width="5.35cm" svg:height="3.5cm" svg:x="3.35cm" svg:y="3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5cm" svg:height="3.5cm" svg:x="8.65cm" svg:y="3.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25cm" svg:height="3.5cm" svg:x="9.85cm" svg:y="3.3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77cm" svg:y1="6.873cm" svg:x2="8.577cm" svg:y2="6.873cm">
          <text:p/>
        </draw:line>
        <draw:line draw:style-name="gr2" draw:text-style-name="P1" draw:layer="layout" svg:x1="9.177cm" svg:y1="8.974cm" svg:x2="9.177cm" svg:y2="6.874cm">
          <text:p/>
        </draw:line>
        <draw:custom-shape draw:style-name="gr3" draw:text-style-name="P2" draw:layer="layout" svg:width="0.2cm" svg:height="0.2cm" draw:transform="rotate (-1.5707963267949) translate (9.29cm 8.9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20.504cm" svg:y1="5.7cm" svg:x2="20.504cm" svg:y2="4.5cm">
            <text:p/>
          </draw:line>
          <draw:line draw:style-name="gr2" draw:text-style-name="P1" draw:layer="layout" svg:x1="19.503cm" svg:y1="5.1cm" svg:x2="20.503cm" svg:y2="5.1cm">
            <text:p/>
          </draw:line>
          <draw:custom-shape draw:style-name="gr3" draw:text-style-name="P2" draw:layer="layout" svg:width="0.2cm" svg:height="0.2cm" svg:x="19.351cm" svg:y="5.0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7" draw:text-style-name="P1" draw:layer="layout" svg:x1="21.15cm" svg:y1="4.1cm" svg:x2="21.15cm" svg:y2="3.3cm">
              <text:p/>
            </draw:line>
            <draw:line draw:style-name="gr7" draw:text-style-name="P1" draw:layer="layout" svg:x1="20.544cm" svg:y1="4.709cm" svg:x2="21.163cm" svg:y2="4.09cm">
              <text:p/>
            </draw:line>
          </draw:g>
          <draw:g>
            <draw:line draw:style-name="gr7" draw:text-style-name="P1" draw:layer="layout" svg:x1="21.15cm" svg:y1="6.11cm" svg:x2="21.15cm" svg:y2="6.91cm">
              <text:p/>
            </draw:line>
            <draw:line draw:style-name="gr8" draw:text-style-name="P1" draw:layer="layout" svg:x1="20.544cm" svg:y1="5.5cm" svg:x2="21.163cm" svg:y2="6.119cm">
              <text:p/>
            </draw:line>
          </draw:g>
          <draw:frame draw:style-name="gr9" draw:text-style-name="P6" draw:layer="layout" svg:width="1cm" svg:height="0.962cm" svg:x="20.701cm" svg:y="6.963cm">
            <draw:text-box>
              <text:p><text:span text:style-name="T1">E</text:span></text:p>
            </draw:text-box>
          </draw:frame>
          <draw:frame draw:style-name="gr9" draw:text-style-name="P6" draw:layer="layout" svg:width="1cm" svg:height="0.962cm" svg:x="20.701cm" svg:y="2.263cm">
            <draw:text-box>
              <text:p><text:span text:style-name="T1">C</text:span></text:p>
            </draw:text-box>
          </draw:frame>
          <draw:frame draw:style-name="gr9" draw:text-style-name="P6" draw:layer="layout" svg:width="1cm" svg:height="0.962cm" svg:x="18.501cm" svg:y="4.663cm">
            <draw:text-box>
              <text:p><text:span text:style-name="T1">B</text:span></text:p>
            </draw:text-box>
          </draw:frame>
          <draw:frame draw:style-name="gr9" draw:text-style-name="P6" draw:layer="layout" svg:width="1.799cm" svg:height="0.962cm" svg:x="20.001cm" svg:y="7.727cm">
            <draw:text-box>
              <text:p><text:span text:style-name="T1">npn</text:span></text:p>
            </draw:text-box>
          </draw:frame>
          <draw:custom-shape draw:style-name="gr3" draw:text-style-name="P2" draw:layer="layout" svg:width="0.2cm" svg:height="0.2cm" svg:x="21.051cm" svg:y="3.11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cm" svg:height="0.2cm" svg:x="21.051cm" svg:y="6.91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svg:title>TexMaths</svg:title>
          <svg:desc>18§latex§$n^{++}$§svg§600§TRUE§</svg:desc>
          <draw:g>
            <draw:path draw:style-name="gr10" draw:text-style-name="P7" draw:layer="layout" svg:width="0.34cm" svg:height="0.284cm" svg:x="5.983cm" svg:y="2.724cm" svg:viewBox="0 0 341 285" svg:d="M38 241c-2 10-6 25-6 28 0 11 9 16 18 16 7 0 18-5 24-18 0-1 7-30 12-46 4-19 9-37 13-56 3-14 7-29 11-43 3-11 7-29 9-30 9-20 43-78 102-78 29 0 34 24 34 43 0 40-30 121-41 148-6 14-6 21-6 28 0 31 22 52 51 52 59 0 82-91 82-97 0-5-5-5-7-5-5 0-5 2-9 11-12 43-34 77-65 77-10 0-14-5-14-20 0-16 6-30 11-45 12-34 38-102 38-138 0-43-27-68-72-68-58 0-88 41-99 56-2-36-29-56-58-56-28 0-41 25-46 36-11 21-20 59-20 61 0 7 5 5 7 7 7 0 7-2 11-14 11-45 23-76 47-76 12 0 19 8 19 29 0 13-1 20-10 52-12 49-24 97-36 146z">
              <text:p/>
            </draw:path>
            <draw:path draw:style-name="gr10" draw:text-style-name="P7" draw:layer="layout" svg:width="0.324cm" svg:height="0.324cm" svg:x="6.375cm" svg:y="2.501cm" svg:viewBox="0 0 325 325" svg:d="M172 172c46 0 91 0 137 0 5 0 16 0 16-9 0-12-11-12-16-12-46 0-91 0-137 0 0-45 0-90 0-135 0-5 0-16-10-16-11 0-11 11-11 16 0 45 0 90 0 135-45 0-90 0-135 0-5 0-16 0-16 11 0 10 9 10 16 10 45 0 90 0 135 0 0 46 0 91 0 137 0 5 0 16 11 16 10 0 10-11 10-16 0-46 0-91 0-137z">
              <text:p/>
            </draw:path>
            <draw:path draw:style-name="gr10" draw:text-style-name="P7" draw:layer="layout" svg:width="0.324cm" svg:height="0.324cm" svg:x="6.761cm" svg:y="2.501cm" svg:viewBox="0 0 325 325" svg:d="M174 172c45 0 90 0 135 0 5 0 16 0 16-9 0-12-11-12-16-12-45 0-90 0-135 0 0-45 0-90 0-135 0-5 0-16-11-16-10 0-10 11-10 16 0 45 0 90 0 135-46 0-91 0-137 0-5 0-16 0-16 11 0 10 11 10 16 10 46 0 91 0 137 0 0 46 0 91 0 137 0 5 0 16 10 16 11 0 11-11 11-16 0-46 0-91 0-137z">
              <text:p/>
            </draw:path>
          </draw:g>
        </draw:g>
        <draw:g>
          <svg:title>TexMaths</svg:title>
          <svg:desc>18§latex§$n^{+}$§svg§600§TRUE§</svg:desc>
          <draw:g>
            <draw:path draw:style-name="gr10" draw:text-style-name="P7" draw:layer="layout" svg:width="0.34cm" svg:height="0.284cm" svg:x="12.385cm" svg:y="2.726cm" svg:viewBox="0 0 341 285" svg:d="M38 241c-2 10-6 25-6 28 0 11 9 16 18 16 7 0 18-5 24-18 0-1 7-30 10-46 5-19 10-37 15-56 3-14 7-29 11-43 3-11 7-29 9-30 9-20 43-78 102-78 29 0 34 24 34 43 0 40-30 121-41 148-6 14-7 21-7 28 0 31 23 52 52 52 59 0 82-91 82-97 0-5-5-5-7-5-7 0-7 2-9 11-12 43-34 77-64 77-11 0-17-5-17-20 0-16 8-30 13-45 11-34 38-102 38-138 0-43-27-68-72-68-58 0-88 41-99 56-4-36-29-56-58-56-28 0-41 25-46 36-11 21-20 59-20 61 0 7 5 5 7 7 7 0 7-2 11-14 11-45 23-76 47-76 12 0 19 8 19 29 0 13-1 20-10 52-12 49-24 97-36 146z">
              <text:p/>
            </draw:path>
            <draw:path draw:style-name="gr10" draw:text-style-name="P7" draw:layer="layout" svg:width="0.324cm" svg:height="0.324cm" svg:x="12.775cm" svg:y="2.503cm" svg:viewBox="0 0 325 325" svg:d="M174 172c45 0 90 0 135 0 5 0 16 0 16-9 0-12-11-12-16-12-45 0-90 0-135 0 0-45 0-90 0-135 0-5 0-16-11-16-10 0-10 11-10 16 0 45 0 90 0 135-45 0-90 0-135 0-7 0-18 0-18 11 0 10 11 10 18 10 45 0 90 0 135 0 0 46 0 91 0 137 0 5 0 16 10 16 11 0 11-11 11-16 0-46 0-91 0-137z">
              <text:p/>
            </draw:path>
          </draw:g>
        </draw:g>
        <draw:g>
          <svg:title>TexMaths</svg:title>
          <svg:desc>18§latex§$p$§svg§600§TRUE§</svg:desc>
          <draw:g>
            <draw:path draw:style-name="gr10" draw:text-style-name="P7" draw:layer="layout" svg:width="0.327cm" svg:height="0.399cm" svg:x="9.186cm" svg:y="2.704cm" svg:viewBox="0 0 328 400" svg:d="M48 355c-5 22-5 25-34 25-7 0-14 0-14 13 0 4 4 7 9 7 16 0 34-2 52-2 22 0 43 2 63 2 3 0 11 0 11-12 0-8-6-8-15-8-32 0-32-3-32-10s27-110 30-126c9 20 27 41 58 41 73 0 152-91 152-185 0-59-36-100-84-100-31 0-61 23-83 47-5-33-32-47-55-47-29 0-41 25-47 36-11 21-20 59-20 61 0 7 5 5 8 7 7 0 7-2 10-14 11-45 24-76 47-76 11 0 20 6 20 29 0 14-2 22-6 32-23 94-46 187-70 280zM160 83c3-18 21-36 32-45 21-20 39-24 50-24 25 0 41 23 41 60 0 36-21 109-32 132-21 45-52 65-75 65-41 0-49-52-49-56 0-1 0-1 2-10 10-41 20-82 31-122z">
              <text:p/>
            </draw:path>
          </draw:g>
        </draw:g>
        <draw:frame draw:style-name="gr9" draw:text-style-name="P6" draw:layer="layout" svg:width="1cm" svg:height="0.962cm" svg:x="0.401cm" svg:y="4.663cm">
          <draw:text-box>
            <text:p><text:span text:style-name="T1">E</text:span></text:p>
          </draw:text-box>
        </draw:frame>
        <draw:frame draw:style-name="gr9" draw:text-style-name="P6" draw:layer="layout" svg:width="1cm" svg:height="0.962cm" svg:x="17.201cm" svg:y="4.663cm">
          <draw:text-box>
            <text:p><text:span text:style-name="T1">C</text:span></text:p>
          </draw:text-box>
        </draw:frame>
        <draw:frame draw:style-name="gr9" draw:text-style-name="P6" draw:layer="layout" svg:width="1cm" svg:height="0.962cm" svg:x="8.801cm" svg:y="9.263cm">
          <draw:text-box>
            <text:p><text:span text:style-name="T1">B</text:span></text:p>
          </draw:text-box>
        </draw:frame>
        <draw:g>
          <draw:line draw:style-name="gr1" draw:text-style-name="P1" draw:layer="layout" svg:x1="24.304cm" svg:y1="5.7cm" svg:x2="24.304cm" svg:y2="4.5cm">
            <text:p/>
          </draw:line>
          <draw:line draw:style-name="gr2" draw:text-style-name="P1" draw:layer="layout" svg:x1="23.303cm" svg:y1="5.1cm" svg:x2="24.303cm" svg:y2="5.1cm">
            <text:p/>
          </draw:line>
          <draw:custom-shape draw:style-name="gr3" draw:text-style-name="P2" draw:layer="layout" svg:width="0.2cm" svg:height="0.2cm" svg:x="23.151cm" svg:y="5.0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7" draw:text-style-name="P1" draw:layer="layout" svg:x1="24.95cm" svg:y1="4.1cm" svg:x2="24.95cm" svg:y2="3.3cm">
              <text:p/>
            </draw:line>
            <draw:line draw:style-name="gr11" draw:text-style-name="P1" draw:layer="layout" svg:x1="24.344cm" svg:y1="4.709cm" svg:x2="24.963cm" svg:y2="4.09cm">
              <text:p/>
            </draw:line>
          </draw:g>
          <draw:g>
            <draw:line draw:style-name="gr7" draw:text-style-name="P1" draw:layer="layout" svg:x1="24.95cm" svg:y1="6.11cm" svg:x2="24.95cm" svg:y2="6.91cm">
              <text:p/>
            </draw:line>
            <draw:line draw:style-name="gr12" draw:text-style-name="P1" draw:layer="layout" svg:x1="24.344cm" svg:y1="5.5cm" svg:x2="24.963cm" svg:y2="6.119cm">
              <text:p/>
            </draw:line>
          </draw:g>
          <draw:frame draw:style-name="gr9" draw:text-style-name="P6" draw:layer="layout" svg:width="1cm" svg:height="0.962cm" svg:x="24.501cm" svg:y="6.963cm">
            <draw:text-box>
              <text:p><text:span text:style-name="T1">C</text:span></text:p>
            </draw:text-box>
          </draw:frame>
          <draw:frame draw:style-name="gr9" draw:text-style-name="P6" draw:layer="layout" svg:width="1cm" svg:height="0.962cm" svg:x="24.501cm" svg:y="2.263cm">
            <draw:text-box>
              <text:p><text:span text:style-name="T1">E</text:span></text:p>
            </draw:text-box>
          </draw:frame>
          <draw:frame draw:style-name="gr9" draw:text-style-name="P6" draw:layer="layout" svg:width="1cm" svg:height="0.962cm" svg:x="22.301cm" svg:y="4.663cm">
            <draw:text-box>
              <text:p><text:span text:style-name="T1">B</text:span></text:p>
            </draw:text-box>
          </draw:frame>
          <draw:frame draw:style-name="gr9" draw:text-style-name="P6" draw:layer="layout" svg:width="1.799cm" svg:height="0.962cm" svg:x="23.902cm" svg:y="7.727cm">
            <draw:text-box>
              <text:p><text:span text:style-name="T1">pnp</text:span></text:p>
            </draw:text-box>
          </draw:frame>
          <draw:custom-shape draw:style-name="gr3" draw:text-style-name="P2" draw:layer="layout" svg:width="0.2cm" svg:height="0.2cm" svg:x="24.85cm" svg:y="3.11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cm" svg:height="0.2cm" svg:x="24.85cm" svg:y="6.91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text-style-name="P8" draw:layer="layout" svg:width="9.25cm" svg:height="1cm" svg:x="0.8cm" svg:y="1cm">
          <draw:text-box>
            <text:p>npn-Transistor</text:p>
          </draw:text-box>
        </draw:frame>
        <draw:frame draw:style-name="gr9" draw:text-style-name="P8" draw:layer="layout" svg:width="4.75cm" svg:height="0.962cm" svg:x="18.5cm" svg:y="1cm">
          <draw:text-box>
            <text:p>Schaltsymbole</text:p>
          </draw:text-box>
        </draw:frame>
        <draw:frame draw:style-name="gr14" draw:text-style-name="P10" draw:layer="layout" svg:width="1.25cm" svg:height="0.75cm" svg:x="1.45cm" svg:y="9.4cm">
          <draw:text-box>
            <text:p text:style-name="P9"><text:span text:style-name="T2">(a)</text:span></text:p>
          </draw:text-box>
        </draw:frame>
        <draw:frame draw:style-name="gr14" draw:text-style-name="P10" draw:layer="layout" svg:width="1.25cm" svg:height="0.75cm" svg:x="18.45cm" svg:y="9.4cm">
          <draw:text-box>
            <text:p text:style-name="P9"><text:span text:style-name="T2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_31_0_20_Percent" draw:display-name="10 Percent" xlink:href="Pictures/100000000000000800000008D085463572746166.png" xlink:type="simple" xlink:show="embed" xlink:actuate="onLoad"/>
    <draw:fill-image draw:name="_35__20_Percent" draw:display-name="5 Percent" xlink:href="Pictures/10000000000000080000000820A1E16DA75ED138.png" xlink:type="simple" xlink:show="embed" xlink:actuate="onLoad"/>
    <draw:fill-image draw:name="Bitmap_20_1" draw:display-name="Bitmap 1" xlink:href="Pictures/1000000000000008000000084E5100BD242A7782.png" xlink:type="simple" xlink:show="embed" xlink:actuate="onLoad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7T19:32:09.368180776</dc:date>
    <meta:editing-duration>PT18H39S</meta:editing-duration>
    <meta:editing-cycles>46</meta:editing-cycles>
    <meta:generator>LibreOffice/7.3.7.2$Linux_X86_64 LibreOffice_project/30$Build-2</meta:generator>
    <meta:document-statistic meta:object-count="65"/>
  </office:meta>
</office:document-meta>
</file>